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A 7 Arrays!</text:p>
      <text:p text:style-name="P1"/>
      <text:p text:style-name="P2">Declaracio:</text:p>
      <text:p text:style-name="P2"><text:tab/>tipo[] nombrevariable</text:p>
      <text:p text:style-name="P2"/>
      <text:p text:style-name="P2">Inicializar Array:</text:p>
      <text:p text:style-name="P2"><text:tab/>nombrevariable = new tipo[tamañoArray];</text:p>
      <text:p text:style-name="P2"><text:tab/><text:tab/>El tamaño va desde 0 a tamañoArray-1</text:p>
      <text:p text:style-name="P2"/>
      <text:p text:style-name="P2">Declaracion + Inicializacion Array a la vez:</text:p>
      <text:p text:style-name="P2"><text:tab/>tipo[] nommbreVariable = new tipo[tamañoArray];</text:p>
      <text:p text:style-name="P2"/>
      <text:p text:style-name="P2"/>
      <text:p text:style-name="P2">Diapos12:</text:p>
      <text:p text:style-name="P2"><text:tab/>Les Arrays al copiarles no les copies, sino que se fan una referencia d'una a l'altra. Els unix la cordeta, pero compartixen el Array les dos variables.</text:p>
      <text:p text:style-name="P2"><text:tab/>Per copiarles, cal copiar un a un els valors. Amb un bucle per exemple. (Diapos 19)</text:p>
      <text:p text:style-name="P2"><text:tab/><text:tab/>“CopiaArraysPrimitius -&gt;ExemplesBlueJ”</text:p>
      <text:p text:style-name="P2"/>
      <text:p text:style-name="P2">Diapos 20:<text:span text:style-name="Fuente_20_de_20_párrafo_20_predeter."><text:span text:style-name="T2"> Copia arrays objectes:</text:span></text:span></text:p>
      <text:p text:style-name="P2"><text:tab/>Si intentem copiar un array que te objectes (per exemple de punts) a un altre array. El que fem es fer referencies. (lo del globus de nou). Mirar el “CopiaArraysObjectes -&gt;ExemplesBlueJ” per saber com se fa.</text:p>
      <text:p text:style-name="P2"/>
      <text:p text:style-name="P2">Diapos 27:</text:p>
      <text:p text:style-name="P2"><text:tab/>Exemple de contador en un array. Conta el numero de cares que treu un dau.</text:p>
      <text:p text:style-name="P2"/>
      <text:p text:style-name="P2">Diapos 28:</text:p>
      <text:p text:style-name="P2"><text:tab/>Exemple de conjunt. La diapos 29 te un exemple de com se fa.</text:p>
      <text:p text:style-name="P2"/>
      <text:p text:style-name="P2">Diapos 30</text:p>
      <text:p text:style-name="P2"><text:tab/>Llistat alumnes, a partir d’aci les diapositives son de fere recorreguts. Recorrer el Array i fer accions amb ells com afegir, o llevar objectes i no deixar “huecos”</text:p>
      <text:p text:style-name="P2"/>
      <text:p text:style-name="P2">Diapos 37</text:p>
      <text:p text:style-name="P2"/>
      <text:p text:style-name="P2">Si hi ha UNA condicio i no parla de limits: Recorregut.</text:p>
      <text:p text:style-name="P2"/>
      <text:p text:style-name="P2">Si hi ha DOS condicions: Cerca</text:p>
      <text:p text:style-name="P2"/>
      <text:p text:style-name="P2">Diapos 38 a 41</text:p>
      <text:p text:style-name="P2">Exemples de RECORREGUTs. Un ascendent i ‘altre descendent.</text:p>
      <text:p text:style-name="P2"/>
      <text:p text:style-name="P2">Practica 7</text:p>
      <text:p text:style-name="P2"/>
      <text:p text:style-name="P2">HiCross o LowCross pero no els dos a ala vegada.</text:p>
      <text:p text:style-name="P2"/>
      <text:p text:style-name="P2"/>
      <text:p text:style-name="P2">Tipus de C<text:span text:style-name="Fuente_20_de_20_párrafo_20_predeter."><text:span text:style-name="T1">ERCA</text:span></text:span> cerques:</text:p>
      <text:p text:style-name="P2">Cas 1: Cerca sense garantía d’exit: Porta 2 condicions de parada. Trobarlo o acabar l’ambit.</text:p>
      <text:p text:style-name="P2">Cas2: Asegura que ho troba: Porta 1 condicio. El trobare segur. </text:p>
      <text:p text:style-name="P2">Cas3: Queden espais en l’array en blanc. Sempre podem afegir al final el que busquem. El comodi <text:soft-page-break/>de parada el possem al final.</text:p>
      <text:p text:style-name="P2"/>
      <text:p text:style-name="P5"><text:tab/>Les condicions en la cerca son SEMPRE primer mire, després av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ETSINF UPV</meta:initial-creator>
    <dc:creator>ETSINF UPV</dc:creator>
    <meta:creation-date>2019-11-21T11:37:00Z</meta:creation-date>
    <dc:date>2019-12-03T10:23:34.91</dc:date>
    <meta:editing-cycles>12</meta:editing-cycles>
    <meta:editing-duration>PT1H47M25S</meta:editing-duration>
    <meta:document-statistic meta:table-count="0" meta:image-count="0" meta:object-count="0" meta:page-count="2" meta:paragraph-count="32" meta:word-count="287" meta:character-count="1688"/>
    <meta:template xlink:type="simple" xlink:actuate="onRequest" xlink:title="" xlink:href="Normal.dotm"/>
  </office:meta>
</office:document-meta>
</file>